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0d694" officeooo:paragraph-rsid="0010d694"/>
    </style:style>
    <style:style style:name="P2" style:family="paragraph" style:parent-style-name="Standard">
      <style:paragraph-properties fo:text-align="center" style:justify-single-word="false"/>
      <style:text-properties fo:font-size="15pt" fo:language="en" fo:country="US" officeooo:rsid="0010d694" officeooo:paragraph-rsid="0010d694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fo:language="el" fo:country="GR" officeooo:rsid="0012aeed" officeooo:paragraph-rsid="0012aeed" style:font-size-asian="14pt" style:font-size-complex="14pt"/>
    </style:style>
    <style:style style:name="P4" style:family="paragraph" style:parent-style-name="Standard">
      <style:text-properties fo:language="el" fo:country="GR" officeooo:rsid="0016f334" officeooo:paragraph-rsid="0016f334"/>
    </style:style>
    <style:style style:name="P5" style:family="paragraph" style:parent-style-name="Standard">
      <loext:graphic-properties draw:fill="solid" draw:fill-color="#000000" draw:opacity="100%"/>
      <style:paragraph-properties fo:background-color="#000000"/>
    </style:style>
    <style:style style:name="P6" style:family="paragraph" style:parent-style-name="Preformatted_20_Text">
      <loext:graphic-properties draw:fill="solid" draw:fill-color="#000000" draw:opacity="100%"/>
      <style:paragraph-properties fo:margin-top="0cm" fo:margin-bottom="0cm" loext:contextual-spacing="false" fo:orphans="2" fo:widows="2" fo:background-color="#000000" fo:padding="0cm" fo:border="none"/>
      <style:text-properties fo:font-variant="normal" fo:text-transform="none" style:font-name="Consolas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loext:graphic-properties draw:fill="solid" draw:fill-color="#000000" draw:opacity="100%"/>
      <style:paragraph-properties fo:background-color="#000000"/>
      <style:text-properties fo:font-variant="normal" fo:text-transform="none" style:font-name="Consolas" fo:letter-spacing="normal" fo:font-style="normal" fo:font-weight="normal"/>
    </style:style>
    <style:style style:name="P8" style:family="paragraph" style:parent-style-name="Preformatted_20_Text">
      <loext:graphic-properties draw:fill="solid" draw:fill-color="#000000" draw:opacity="100%"/>
      <style:paragraph-properties fo:background-color="#000000"/>
      <style:text-properties fo:font-variant="normal" fo:text-transform="none" style:font-name="Consolas" fo:letter-spacing="normal" fo:language="el" fo:country="GR" fo:font-style="normal" fo:font-weight="normal" style:language-asian="zxx" style:country-asian="none" style:language-complex="zxx" style:country-complex="none"/>
    </style:style>
    <style:style style:name="P9" style:family="paragraph">
      <style:text-properties fo:language="el" fo:country="GR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4pt" fo:language="el" fo:country="GR" officeooo:rsid="0010d694" officeooo:paragraph-rsid="0010d69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officeooo:rsid="0012aeed" officeooo:paragraph-rsid="0012aee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cc3300" fo:font-size="14pt" fo:language="el" fo:country="GR" officeooo:rsid="001345cb" officeooo:paragraph-rsid="0012aeed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text-properties fo:color="#cc3300" fo:font-size="14pt" fo:language="en" fo:country="US" officeooo:rsid="0018763a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text-properties fo:color="#000000" fo:font-size="14pt" fo:language="el" fo:country="GR" officeooo:rsid="0014bb5c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text-properties fo:color="#000000" fo:font-size="14pt" fo:language="el" fo:country="GR" officeooo:rsid="0016f334" officeooo:paragraph-rsid="001d772b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text-properties fo:color="#000000" fo:font-size="14pt" fo:language="el" fo:country="GR" officeooo:rsid="001d772b" officeooo:paragraph-rsid="001d772b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loext:graphic-properties draw:fill="solid" draw:fill-color="#000000" draw:opacity="100%"/>
      <style:paragraph-properties fo:background-color="#000000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style:text-underline-style="none" officeooo:rsid="001b544a" officeooo:paragraph-rsid="001b544a"/>
    </style:style>
    <style:style style:name="P20" style:family="paragraph" style:parent-style-name="Standard">
      <style:text-properties style:text-underline-style="none" officeooo:rsid="001b544a" officeooo:paragraph-rsid="001d16bd"/>
    </style:style>
    <style:style style:name="P21" style:family="paragraph" style:parent-style-name="Standard" style:list-style-name="L1">
      <style:text-properties style:text-underline-style="solid" style:text-underline-width="auto" style:text-underline-color="font-color" officeooo:rsid="001d16bd" officeooo:paragraph-rsid="001b544a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95c8a"/>
    </style:style>
    <style:style style:name="T3" style:family="text">
      <style:text-properties fo:language="el" fo:country="GR" officeooo:rsid="001b544a"/>
    </style:style>
    <style:style style:name="T4" style:family="text">
      <style:text-properties fo:language="el" fo:country="GR" style:text-underline-style="solid" style:text-underline-width="auto" style:text-underline-color="font-color" officeooo:rsid="001b544a"/>
    </style:style>
    <style:style style:name="T5" style:family="text">
      <style:text-properties fo:language="el" fo:country="GR" style:text-underline-style="solid" style:text-underline-width="auto" style:text-underline-color="font-color" officeooo:rsid="001d16bd"/>
    </style:style>
    <style:style style:name="T6" style:family="text">
      <style:text-properties fo:language="el" fo:country="GR" officeooo:rsid="001d16bd"/>
    </style:style>
    <style:style style:name="T7" style:family="text">
      <style:text-properties fo:language="el" fo:country="GR" officeooo:rsid="001d772b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95c8a"/>
    </style:style>
    <style:style style:name="T10" style:family="text">
      <style:text-properties fo:language="en" fo:country="US" officeooo:rsid="001d16bd"/>
    </style:style>
    <style:style style:name="T11" style:family="text">
      <style:text-properties fo:language="en" fo:country="US" officeooo:rsid="001d772b"/>
    </style:style>
    <style:style style:name="T12" style:family="text">
      <style:text-properties fo:color="#800000" fo:font-size="14pt" fo:language="en" fo:country="US" officeooo:rsid="0014bb5c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color="#800000" fo:font-size="14pt" fo:language="en" fo:country="US" officeooo:rsid="0018f220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color="#800000" fo:font-size="14pt" fo:language="el" fo:country="GR" officeooo:rsid="0014bb5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color="#ff3300"/>
    </style:style>
    <style:style style:name="T16" style:family="text">
      <style:text-properties fo:color="#cc3300"/>
    </style:style>
    <style:style style:name="T17" style:family="text">
      <style:text-properties fo:color="#cc3300" fo:language="en" fo:country="US"/>
    </style:style>
    <style:style style:name="T18" style:family="text">
      <style:text-properties fo:color="#cc3300" fo:language="en" fo:country="US" officeooo:rsid="001345cb"/>
    </style:style>
    <style:style style:name="T19" style:family="text">
      <style:text-properties fo:color="#cc3300" fo:language="en" fo:country="US" officeooo:rsid="0016f334"/>
    </style:style>
    <style:style style:name="T20" style:family="text">
      <style:text-properties fo:color="#cc3300" officeooo:rsid="001345cb" style:language-asian="zxx" style:country-asian="none" style:language-complex="zxx" style:country-complex="none"/>
    </style:style>
    <style:style style:name="T21" style:family="text">
      <style:text-properties fo:color="#cc3300" fo:font-size="14pt" fo:language="en" fo:country="US" style:font-size-asian="14pt" style:language-asian="zxx" style:country-asian="none" style:font-size-complex="14pt" style:language-complex="zxx" style:country-complex="none"/>
    </style:style>
    <style:style style:name="T22" style:family="text">
      <style:text-properties fo:color="#cc3300" fo:font-size="14pt" fo:language="en" fo:country="US" officeooo:rsid="001345cb" style:font-size-asian="14pt" style:language-asian="zxx" style:country-asian="none" style:font-size-complex="14pt" style:language-complex="zxx" style:country-complex="none"/>
    </style:style>
    <style:style style:name="T23" style:family="text">
      <style:text-properties fo:color="#cc3300" fo:font-size="14pt" fo:language="en" fo:country="US" officeooo:rsid="0014bb5c" style:font-size-asian="14pt" style:language-asian="zxx" style:country-asian="none" style:font-size-complex="14pt" style:language-complex="zxx" style:country-complex="none"/>
    </style:style>
    <style:style style:name="T24" style:family="text">
      <style:text-properties fo:color="#cc3300" fo:font-size="14pt" fo:language="en" fo:country="US" officeooo:rsid="0018763a" style:font-size-asian="14pt" style:language-asian="zxx" style:country-asian="none" style:font-size-complex="14pt" style:language-complex="zxx" style:country-complex="none"/>
    </style:style>
    <style:style style:name="T25" style:family="text">
      <style:text-properties fo:color="#cc3300" fo:font-size="14pt" fo:language="el" fo:country="GR" officeooo:rsid="0014bb5c" style:font-size-asian="14pt" style:language-asian="zxx" style:country-asian="none" style:font-size-complex="14pt" style:language-complex="zxx" style:country-complex="none"/>
    </style:style>
    <style:style style:name="T26" style:family="text">
      <style:text-properties fo:color="#cc3300" fo:font-size="11pt" fo:language="en" fo:country="US" officeooo:rsid="0018763a" style:font-size-asian="11pt" style:language-asian="zxx" style:country-asian="none" style:font-size-complex="11pt" style:language-complex="zxx" style:country-complex="none"/>
    </style:style>
    <style:style style:name="T27" style:family="text">
      <style:text-properties fo:color="#000000" style:language-asian="zxx" style:country-asian="none" style:language-complex="zxx" style:country-complex="none"/>
    </style:style>
    <style:style style:name="T28" style:family="text">
      <style:text-properties fo:color="#000000" officeooo:rsid="001345cb" style:language-asian="zxx" style:country-asian="none" style:language-complex="zxx" style:country-complex="none"/>
    </style:style>
    <style:style style:name="T29" style:family="text">
      <style:text-properties fo:color="#000000" fo:font-size="14pt" fo:language="el" fo:country="GR" officeooo:rsid="001345cb" style:font-size-asian="14pt" style:language-asian="zxx" style:country-asian="none" style:font-size-complex="14pt" style:language-complex="zxx" style:country-complex="none"/>
    </style:style>
    <style:style style:name="T30" style:family="text">
      <style:text-properties fo:color="#000000" fo:font-size="14pt" fo:language="el" fo:country="GR" officeooo:rsid="0014bb5c" style:font-size-asian="14pt" style:language-asian="zxx" style:country-asian="none" style:font-size-complex="14pt" style:language-complex="zxx" style:country-complex="none"/>
    </style:style>
    <style:style style:name="T31" style:family="text">
      <style:text-properties fo:color="#000000" fo:font-size="14pt" fo:language="el" fo:country="GR" officeooo:rsid="0018763a" style:font-size-asian="14pt" style:language-asian="zxx" style:country-asian="none" style:font-size-complex="14pt" style:language-complex="zxx" style:country-complex="none"/>
    </style:style>
    <style:style style:name="T32" style:family="text">
      <style:text-properties fo:color="#000000" fo:font-size="14pt" fo:language="el" fo:country="GR" officeooo:rsid="0018f220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color="#000000" fo:font-size="14pt" fo:language="el" fo:country="GR" officeooo:rsid="00195c8a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color="#000000" fo:font-size="14pt" fo:language="el" fo:country="GR" officeooo:rsid="0016f334" style:font-size-asian="14pt" style:language-asian="zxx" style:country-asian="none" style:font-size-complex="14pt" style:language-complex="zxx" style:country-complex="none"/>
    </style:style>
    <style:style style:name="T35" style:family="text">
      <style:text-properties fo:color="#000000" fo:font-size="14pt" fo:language="en" fo:country="US" officeooo:rsid="001345cb" style:font-size-asian="14pt" style:language-asian="zxx" style:country-asian="none" style:font-size-complex="14pt" style:language-complex="zxx" style:country-complex="none"/>
    </style:style>
    <style:style style:name="T36" style:family="text">
      <style:text-properties fo:color="#000000" fo:font-size="14pt" fo:language="en" fo:country="US" officeooo:rsid="0014bb5c" style:font-size-asian="14pt" style:language-asian="zxx" style:country-asian="none" style:font-size-complex="14pt" style:language-complex="zxx" style:country-complex="none"/>
    </style:style>
    <style:style style:name="T37" style:family="text">
      <style:text-properties fo:color="#000000" fo:font-size="14pt" fo:language="en" fo:country="US" officeooo:rsid="0018763a" style:font-size-asian="14pt" style:language-asian="zxx" style:country-asian="none" style:font-size-complex="14pt" style:language-complex="zxx" style:country-complex="none"/>
    </style:style>
    <style:style style:name="T38" style:family="text">
      <style:text-properties fo:color="#000000" fo:font-size="14pt" fo:language="en" fo:country="US" officeooo:rsid="0018f220" style:font-size-asian="14pt" style:language-asian="zxx" style:country-asian="none" style:font-size-complex="14pt" style:language-complex="zxx" style:country-complex="none"/>
    </style:style>
    <style:style style:name="T39" style:family="text">
      <style:text-properties fo:color="#000000" fo:font-size="14pt" fo:language="en" fo:country="US" officeooo:rsid="00195c8a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color="#000000" fo:font-size="14pt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color="#000000" fo:font-size="14pt" officeooo:rsid="0014bb5c" style:font-size-asian="14pt" style:language-asian="zxx" style:country-asian="none" style:font-size-complex="14pt" style:language-complex="zxx" style:country-complex="none"/>
    </style:style>
    <style:style style:name="T42" style:family="text">
      <style:text-properties style:use-window-font-color="true" fo:font-size="14pt" fo:language="en" fo:country="US" officeooo:rsid="0012aeed" style:font-size-asian="14pt" style:language-asian="zxx" style:country-asian="none" style:font-size-complex="14pt" style:language-complex="zxx" style:country-complex="none"/>
    </style:style>
    <style:style style:name="T43" style:family="text">
      <style:text-properties fo:color="#e28964"/>
    </style:style>
    <style:style style:name="T44" style:family="text">
      <style:text-properties fo:color="#3387cc"/>
    </style:style>
    <style:style style:name="T45" style:family="text">
      <style:text-properties fo:color="#dad085"/>
    </style:style>
    <style:style style:name="T46" style:family="text">
      <style:text-properties fo:font-variant="normal" fo:text-transform="none" fo:color="#cc3300" style:font-name="Consolas" fo:font-size="11pt" fo:letter-spacing="normal" fo:language="en" fo:country="US" fo:font-style="normal" fo:font-weight="normal" officeooo:rsid="0018763a" style:font-size-asian="11pt" style:language-asian="zxx" style:country-asian="none" style:font-size-complex="11pt" style:language-complex="zxx" style:country-complex="none"/>
    </style:style>
    <style:style style:name="T47" style:family="text">
      <style:text-properties fo:font-variant="normal" fo:text-transform="none" fo:color="#e28964" style:font-name="Consolas" fo:font-size="11pt" fo:letter-spacing="normal" fo:language="en" fo:country="US" fo:font-style="normal" fo:font-weight="normal" officeooo:rsid="0018763a" style:font-size-asian="11pt" style:language-asian="zxx" style:country-asian="none" style:font-size-complex="11pt" style:language-complex="zxx" style:country-complex="none"/>
    </style:style>
    <style:style style:name="T48" style:family="text">
      <style:text-properties fo:font-variant="normal" fo:text-transform="none" fo:color="#e28964" style:font-name="Consolas" fo:letter-spacing="normal" fo:font-style="normal" fo:font-weight="normal"/>
    </style:style>
    <style:style style:name="T49" style:family="text">
      <style:text-properties fo:font-variant="normal" fo:text-transform="none" fo:color="#3387cc" style:font-name="Consolas" fo:font-size="11pt" fo:letter-spacing="normal" fo:language="en" fo:country="US" fo:font-style="normal" fo:font-weight="normal" officeooo:rsid="0018763a" style:font-size-asian="11pt" style:language-asian="zxx" style:country-asian="none" style:font-size-complex="11pt" style:language-complex="zxx" style:country-complex="none"/>
    </style:style>
    <style:style style:name="T50" style:family="text">
      <style:text-properties fo:font-variant="normal" fo:text-transform="none" fo:color="#3387cc" style:font-name="Consolas" fo:letter-spacing="normal" fo:font-style="normal" fo:font-weight="normal"/>
    </style:style>
    <style:style style:name="T51" style:family="text">
      <style:text-properties fo:font-variant="normal" fo:text-transform="none" style:font-name="Consolas" fo:letter-spacing="normal" fo:font-style="normal" fo:font-weight="normal"/>
    </style:style>
    <style:style style:name="T52" style:family="text">
      <style:text-properties fo:color="#65b042"/>
    </style:style>
    <style:style style:name="T53" style:family="text">
      <style:text-properties fo:color="#ddf2a4"/>
    </style:style>
    <style:style style:name="T54" style:family="text">
      <style:text-properties fo:color="#3e87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58cm" fo:text-indent="-0.635cm" fo:margin-left="3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93cm" fo:text-indent="-0.635cm" fo:margin-left="3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28cm" fo:text-indent="-0.635cm" fo:margin-left="4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63cm" fo:text-indent="-0.635cm" fo:margin-left="5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98cm" fo:text-indent="-0.635cm" fo:margin-left="5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33cm" fo:text-indent="-0.635cm" fo:margin-left="6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68cm" fo:text-indent="-0.635cm" fo:margin-left="7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03cm" fo:text-indent="-0.635cm" fo:margin-left="7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38cm" fo:text-indent="-0.635cm" fo:margin-left="8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73cm" fo:text-indent="-0.635cm" fo:margin-left="8.97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Jam – Tidy Numbers</text:p>
      <text:p text:style-name="P1"/>
      <text:p text:style-name="P10">Παρουσίαση λύσης</text:p>
      <text:p text:style-name="P10"/>
      <text:p text:style-name="P10"/>
      <text:p text:style-name="P3">Γλώσσα προγραμματισμού : <text:span text:style-name="T8">Python</text:span></text:p>
      <text:p text:style-name="P11"><text:s text:c="2"/></text:p>
      <text:p text:style-name="P3"><text:s text:c="2"/>Αρχικά χρησιμοποιείτε η συνάρτηση<text:span text:style-name="T15"> </text:span><text:span text:style-name="T17">input</text:span><text:span text:style-name="T16">()</text:span><text:span text:style-name="T8"> </text:span>ώ<text:span text:style-name="T8">στε</text:span> να δεχτεί την απάντηση μας στο αν θέλουμε να λύσουμε το <text:span text:style-name="T8">small </text:span>ή το <text:span text:style-name="T8">large input file.</text:span>Ανάλογα την απάντηση χρησιμοποιούμε την <text:span text:style-name="T8">built-in </text:span>συνάρτηση<text:span text:style-name="T8"> </text:span><text:span text:style-name="T17">open(</text:span><text:span text:style-name="T16">όνομα αρχείου, <text:s/>‘</text:span><text:span text:style-name="T18">r’</text:span><text:span text:style-name="T17">) </text:span><text:span text:style-name="T27">για να </text:span><text:span text:style-name="T28">διαβάσουμε</text:span><text:span text:style-name="T27"> το .in </text:span><text:span text:style-name="T28">αρχείο.</text:span><text:span text:style-name="T20"> </text:span></text:p>
      <text:p text:style-name="P12"/>
      <text:p text:style-name="Standard"><text:span text:style-name="T29"><text:s text:c="2"/>Αναθέτουμε σε μια μεταβλητή </text:span><text:span text:style-name="T22">t</text:span><text:span text:style-name="T35"> </text:span><text:span text:style-name="T29">την τιμή της πρώτης γραμμής του αρχείου όπου μας λέει το πλήθος των </text:span><text:span text:style-name="T35">cases.</text:span></text:p>
      <text:p text:style-name="Standard"><text:span text:style-name="T30"><text:s text:c="3"/>Διαβάζουμε μέσα σε ένα </text:span><text:span text:style-name="T42">for loop</text:span><text:span text:style-name="T12"> </text:span><text:span text:style-name="T30">για</text:span><text:span text:style-name="T25"> </text:span><text:span text:style-name="T36">t </text:span><text:span text:style-name="T30">φορές την επόμενη γραμμή του αρχείου με την συνάρτηση</text:span><text:span text:style-name="T25"> </text:span><text:span text:style-name="T23">readline()</text:span><text:span text:style-name="T12"> </text:span><text:span text:style-name="T30">και δίνουμε την γραμμή ως </text:span><text:span text:style-name="T31">όρισμα</text:span><text:span text:style-name="T30"> στην συνάρτηση που φτιάχνουμε </text:span><text:span text:style-name="T23">find_tidy( <text:s/>) </text:span><text:span text:style-name="T36">ενώ</text:span><text:span text:style-name="T30"> χρησιμοποιούμε την </text:span><text:span text:style-name="T36">built in συνάρτηση</text:span><text:span text:style-name="T14"> </text:span><text:span text:style-name="T23">strip() </text:span><text:span text:style-name="T36">ώστε</text:span><text:span text:style-name="T30"> να εξαλείψουμε <text:s/></text:span><text:span text:style-name="T36">whitespaces </text:span><text:span text:style-name="T30">χαρακτήρες.</text:span></text:p>
      <text:p text:style-name="P14"/>
      <text:p text:style-name="P4"><text:span text:style-name="T41">Η </text:span><text:span text:style-name="T40">συνάρτηση </text:span><text:span text:style-name="T21">find_tidy( number ) </text:span></text:p>
      <text:p text:style-name="Standard"><text:span text:style-name="T30"><text:tab/></text:span><text:span text:style-name="T31">Δέχεται ως όρισμα ένα </text:span><text:span text:style-name="T37">String. </text:span></text:p>
      <text:p text:style-name="Standard"><text:span text:style-name="T37"><text:s text:c="10"/></text:span><text:span text:style-name="T31"><text:s/>Χρησιμοποιούμε ένα </text:span><text:span text:style-name="T24">while loop </text:span><text:span text:style-name="T32">,όπου </text:span><text:span text:style-name="T13">len</text:span><text:span text:style-name="T38"> επιστρέφει</text:span><text:span text:style-name="T32"> το μήκος του </text:span><text:span text:style-name="T38">String</text:span></text:p>
      <text:p text:style-name="P5"><text:span text:style-name="T24"><text:s text:c="5"/></text:span><text:span text:style-name="T26"><text:s text:c="8"/><text:tab/> </text:span><text:span text:style-name="T46">i </text:span><text:span text:style-name="T47">=</text:span><text:span text:style-name="T46"> </text:span><text:span text:style-name="T49">0</text:span></text:p>
      <text:p text:style-name="P6"><text:span text:style-name="T43"><text:s text:c="12"/>while</text:span> i <text:span text:style-name="T43">&lt;</text:span> (<text:span text:style-name="T45">len</text:span>(num) <text:span text:style-name="T43">-</text:span> <text:span text:style-name="T44">1</text:span>)</text:p>
      <text:p text:style-name="P13"><text:s text:c="9"/></text:p>
      <text:p text:style-name="Standard"><text:span text:style-name="T24"><text:s text:c="11"/></text:span><text:span text:style-name="T32">Συγκρίνουμε </text:span><text:span text:style-name="T33">το στοιχείο </text:span><text:span text:style-name="T39">num[i] </text:span><text:span text:style-name="T33">με το επόμενο δηλαδή το </text:span><text:span text:style-name="T39">num[i+1].</text:span></text:p>
      <text:p text:style-name="Standard"><text:span text:style-name="T39"><text:s text:c="11"/></text:span><text:span text:style-name="T33">Έχουμε τρείς περιπτώσεις</text:span><text:span text:style-name="T39">(</text:span><text:span text:style-name="T33">με μαύρο </text:span><text:span text:style-name="T39">background-color</text:span><text:span text:style-name="T33"> :</text:span></text:p>
      <text:p text:style-name="P5"><text:s text:c="13"/><text:span text:style-name="T48">if</text:span><text:span text:style-name="T51"> num[i] </text:span><text:span text:style-name="T48">&gt;</text:span><text:span text:style-name="T51"> num[i</text:span><text:span text:style-name="T48">+</text:span><text:span text:style-name="T50">1</text:span><text:span text:style-name="T51">]:</text:span></text:p>
      <text:list xml:id="list6499996619125919105" text:style-name="L1">
        <text:list-item>
          <text:p text:style-name="P18"><text:span text:style-name="T4">Αν</text:span><text:span text:style-name="T3"> μέχρι εδώ που εξετάζουμε όλα τα ψηφία είναι ίδια </text:span><text:span text:style-name="T4">τότε</text:span></text:p>
          <text:p text:style-name="P19"><text:span text:style-name="T1"><text:s text:c="6"/>μειώνω το πρώτο ψηφίο και τα υπόλοιπα τα κάνω 9.</text:span></text:p>
        </text:list-item>
        <text:list-item>
          <text:p text:style-name="P21"><text:span text:style-name="T1">Αλλιώς</text:span></text:p>
          <text:p text:style-name="P19"><text:span text:style-name="T1"><text:s text:c="6"/></text:span><text:span text:style-name="T6">συμφωνά με τα συνεχόμενα ίδια ψηφία με το </text:span><text:span text:style-name="T10">num[i] </text:span></text:p>
          <text:list>
            <text:list-header>
              <text:p text:style-name="P19"><text:span text:style-name="T6">αφήνουμε ίδιο τον αριθμό μέχρι το πρώτο ίδιο ψηφίο με το </text:span><text:span text:style-name="T10">num[i] όπου</text:span><text:span text:style-name="T6"> τον <text:s text:c="10"/>μειώνουμε κατά 1 και όλα τα υπόλοιπα ψηφία τα κάνουμε ίσα με 9.</text:span></text:p>
            </text:list-header>
          </text:list>
        </text:list-item>
      </text:list>
      <text:p text:style-name="P20"><text:span text:style-name="T10"><text:s text:c="19"/></text:span></text:p>
      <text:p text:style-name="P20"><text:span text:style-name="T10"><text:s text:c="16"/></text:span><text:span text:style-name="T6">και </text:span><text:span text:style-name="T5">επιστρέφουμε</text:span><text:span text:style-name="T6"> το αποτέλεσμα σε μορφή </text:span><text:span text:style-name="T10">String.</text:span></text:p>
      <text:p text:style-name="Standard"/>
      <text:p text:style-name="P7"><text:span text:style-name="T43"><text:s text:c="8"/>elif</text:span> num[i] <text:span text:style-name="T43">==</text:span> num[i<text:span text:style-name="T43">+</text:span><text:span text:style-name="T44">1</text:span>]:</text:p>
      <text:p text:style-name="Standard"><text:s text:c="15"/><text:span text:style-name="T9"><text:s text:c="6"/>Count <text:s text:c="2"/></text:span><text:span text:style-name="T2">&lt;- <text:s/>Μετράμε τα συνεχόμενα ίδια ψηφία.</text:span></text:p>
      <text:p text:style-name="Standard"><text:s text:c="21"/></text:p>
      <text:p text:style-name="Standard"/>
      <text:p text:style-name="Standard"/>
      <text:p text:style-name="P7"><text:span text:style-name="T43"><text:s text:c="8"/>else</text:span>:</text:p>
      <text:p text:style-name="Standard"><text:s text:c="21"/><text:span text:style-name="T6">Μηδενίζουμε το </text:span><text:span text:style-name="T10">count.</text:span></text:p>
      <text:p text:style-name="Standard"><text:span text:style-name="T10"/></text:p>
      <text:p text:style-name="Standard"><text:span text:style-name="T10"/></text:p>
      <text:p text:style-name="Standard"><text:span text:style-name="T10"/></text:p>
      <text:p text:style-name="Standard"><text:span text:style-name="T10"><text:s/></text:span><text:span text:style-name="T34">Επιστρέφουμε το num όταν δεν επιστραφεί τίποτα από το while.</text:span></text:p>
      <text:p text:style-name="Standard"><text:soft-page-break/><text:span text:style-name="T11"/></text:p>
      <text:p text:style-name="P15">Για το <text:span text:style-name="T17">write</text:span> στο output.out</text:p>
      <text:p text:style-name="P15"/>
      <text:p text:style-name="P8">fw.write(<text:span text:style-name="T52">'Case #{case}: {res} </text:span><text:span text:style-name="T53">\n</text:span><text:span text:style-name="T52">'</text:span>.format(<text:span text:style-name="T54">case</text:span><text:span text:style-name="T43">=</text:span>cases <text:span text:style-name="T43">+</text:span> <text:span text:style-name="T44">1</text:span>, <text:span text:style-name="T54">res</text:span><text:span text:style-name="T43">=</text:span>result.lstrip(<text:span text:style-name="T52">'0'</text:span>)))</text:p>
      <text:p/>
      <text:p text:style-name="P16">όπου χρησιμοποιούμε την συνάρτηση <text:span text:style-name="T19">lstrip(‘0’) </text:span>για να αφαιρέσουμε τα <text:span text:style-name="T8">leading ze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DejaVu Sans Mono', Monaco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0S</meta:editing-duration>
    <meta:editing-cycles>7</meta:editing-cycles>
    <meta:generator>LibreOffice/5.2.0.4$Windows_x86 LibreOffice_project/066b007f5ebcc236395c7d282ba488bca6720265</meta:generator>
    <dc:date>2017-09-02T13:40:09.459000000</dc:date>
    <meta:document-statistic meta:table-count="0" meta:image-count="0" meta:object-count="0" meta:page-count="2" meta:paragraph-count="32" meta:word-count="276" meta:character-count="1915" meta:non-whitespace-character-count="1432"/>
    <meta:user-defined meta:name="Info 1"/>
    <meta:user-defined meta:name="Info 2"/>
    <meta:user-defined meta:name="Info 3"/>
    <meta:user-defined meta:name="Info 4"/>
  </office:meta>
</office:document-meta>
</file>